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10" svg:font-family="'LM Mono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2aff" officeooo:paragraph-rsid="00132aff"/>
    </style:style>
    <style:style style:name="P2" style:family="paragraph" style:parent-style-name="Footer">
      <style:paragraph-properties fo:text-align="end" style:justify-single-word="false"/>
      <style:text-properties officeooo:rsid="00132aff" officeooo:paragraph-rsid="00132aff"/>
    </style:style>
    <style:style style:name="P3" style:family="paragraph" style:parent-style-name="Standard">
      <style:paragraph-properties fo:margin-left="0.4925in" fo:text-indent="0in" style:auto-text-indent="false"/>
      <style:text-properties officeooo:rsid="00c5f4c4" officeooo:paragraph-rsid="00f7ddf8"/>
    </style:style>
    <style:style style:name="P4" style:family="paragraph" style:parent-style-name="Standard">
      <style:paragraph-properties fo:margin-left="0.9846in" fo:text-indent="0in" style:auto-text-indent="false"/>
      <style:text-properties officeooo:rsid="00c5f4c4" officeooo:paragraph-rsid="00f7ddf8"/>
    </style:style>
    <style:style style:name="P5" style:family="paragraph" style:parent-style-name="Standard">
      <style:paragraph-properties fo:margin-left="0.4925in" fo:text-indent="0in" style:auto-text-indent="false"/>
      <style:text-properties officeooo:rsid="00c5f4c4" officeooo:paragraph-rsid="00f8de85"/>
    </style:style>
    <style:style style:name="P6" style:family="paragraph" style:parent-style-name="Standard">
      <style:paragraph-properties fo:margin-left="0.9846in" fo:text-indent="0in" style:auto-text-indent="false"/>
      <style:text-properties officeooo:rsid="00c5f4c4" officeooo:paragraph-rsid="00f8de85"/>
    </style:style>
    <style:style style:name="P7" style:family="paragraph" style:parent-style-name="Standard">
      <style:paragraph-properties fo:margin-left="0.4925in" fo:text-indent="0in" style:auto-text-indent="false"/>
      <style:text-properties officeooo:rsid="00c5f4c4" officeooo:paragraph-rsid="00fb629b"/>
    </style:style>
    <style:style style:name="P8" style:family="paragraph" style:parent-style-name="Standard">
      <style:paragraph-properties fo:margin-left="0.9846in" fo:text-indent="0in" style:auto-text-indent="false"/>
      <style:text-properties officeooo:rsid="00c5f4c4" officeooo:paragraph-rsid="00fb629b"/>
    </style:style>
    <style:style style:name="P9" style:family="paragraph" style:parent-style-name="Standard">
      <style:paragraph-properties fo:margin-left="0.9846in" fo:text-indent="0in" style:auto-text-indent="false"/>
      <style:text-properties officeooo:rsid="00c5f4c4" officeooo:paragraph-rsid="01003c42"/>
    </style:style>
    <style:style style:name="P10" style:family="paragraph" style:parent-style-name="Standard">
      <style:paragraph-properties fo:margin-left="0.4925in" fo:text-indent="0in" style:auto-text-indent="false"/>
      <style:text-properties officeooo:rsid="00c5f4c4" officeooo:paragraph-rsid="010e10e3"/>
    </style:style>
    <style:style style:name="P11" style:family="paragraph" style:parent-style-name="Standard">
      <style:paragraph-properties fo:margin-left="0.9846in" fo:text-indent="0in" style:auto-text-indent="false"/>
      <style:text-properties officeooo:rsid="00c5f4c4" officeooo:paragraph-rsid="010e10e3"/>
    </style:style>
    <style:style style:name="P12" style:family="paragraph" style:parent-style-name="Standard">
      <style:paragraph-properties fo:margin-left="0.9846in" fo:text-indent="0in" style:auto-text-indent="false"/>
      <style:text-properties officeooo:rsid="00c5f4c4" officeooo:paragraph-rsid="010fb3da"/>
    </style:style>
    <style:style style:name="P13" style:family="paragraph" style:parent-style-name="Standard">
      <style:paragraph-properties fo:margin-left="0.9846in" fo:text-indent="0in" style:auto-text-indent="false"/>
      <style:text-properties style:font-name="LM Mono 10" fo:font-style="normal" officeooo:rsid="00c5f4c4" officeooo:paragraph-rsid="00f7ddf8" style:font-style-asian="normal" style:font-style-complex="normal"/>
    </style:style>
    <style:style style:name="P14" style:family="paragraph" style:parent-style-name="Standard">
      <style:paragraph-properties fo:margin-left="0.9846in" fo:text-indent="0in" style:auto-text-indent="false"/>
      <style:text-properties style:font-name="LM Mono 10" fo:font-style="normal" officeooo:rsid="00c5f4c4" officeooo:paragraph-rsid="0106b65f" style:font-style-asian="normal" style:font-style-complex="normal"/>
    </style:style>
    <style:style style:name="P15" style:family="paragraph" style:parent-style-name="Standard">
      <style:paragraph-properties fo:margin-left="0.9846in" fo:text-indent="0in" style:auto-text-indent="false" fo:break-before="page"/>
      <style:text-properties style:font-name="LM Mono 10" fo:font-style="normal" officeooo:rsid="00c5f4c4" officeooo:paragraph-rsid="0106b65f" style:font-style-asian="normal" style:font-style-complex="normal"/>
    </style:style>
    <style:style style:name="P16" style:family="paragraph" style:parent-style-name="Standard">
      <style:paragraph-properties fo:margin-left="0.9846in" fo:text-indent="0in" style:auto-text-indent="false"/>
      <style:text-properties style:font-name="LM Mono 10" fo:font-style="normal" officeooo:rsid="00c5f4c4" officeooo:paragraph-rsid="0107d395" style:font-style-asian="normal" style:font-style-complex="normal"/>
    </style:style>
    <style:style style:name="P17" style:family="paragraph" style:parent-style-name="Standard">
      <style:text-properties style:font-name="LM Mono 10" fo:font-style="normal" officeooo:rsid="00c5f4c4" officeooo:paragraph-rsid="010e10e3" style:font-style-asian="normal" style:font-style-complex="normal"/>
    </style:style>
    <style:style style:name="P18" style:family="paragraph" style:parent-style-name="Standard">
      <style:paragraph-properties fo:break-before="page"/>
      <style:text-properties style:font-name="LM Mono 10" fo:font-style="normal" officeooo:rsid="00c5f4c4" officeooo:paragraph-rsid="00f8de85" style:font-style-asian="normal" style:font-style-complex="normal"/>
    </style:style>
    <style:style style:name="P19" style:family="paragraph" style:parent-style-name="Standard">
      <style:paragraph-properties fo:break-before="page"/>
      <style:text-properties style:font-name="LM Mono 10" fo:font-style="normal" officeooo:rsid="00fb629b" officeooo:paragraph-rsid="00fb629b" style:font-style-asian="normal" style:font-style-complex="normal"/>
    </style:style>
    <style:style style:name="P20" style:family="paragraph" style:parent-style-name="Standard">
      <style:paragraph-properties fo:margin-left="0.9846in" fo:text-indent="0in" style:auto-text-indent="false"/>
      <style:text-properties style:font-name="LM Mono 10" fo:font-style="normal" officeooo:rsid="00fb629b" officeooo:paragraph-rsid="01003c42" style:font-style-asian="normal" style:font-style-complex="normal"/>
    </style:style>
    <style:style style:name="P21" style:family="paragraph" style:parent-style-name="Standard">
      <style:paragraph-properties fo:margin-left="0.9846in" fo:text-indent="0in" style:auto-text-indent="false"/>
      <style:text-properties style:font-name="LM Mono 10" fo:font-style="normal" officeooo:rsid="010bb9b5" officeooo:paragraph-rsid="010bb9b5" style:font-style-asian="normal" style:font-style-complex="normal"/>
    </style:style>
    <style:style style:name="P22" style:family="paragraph" style:parent-style-name="Standard">
      <style:paragraph-properties fo:margin-left="0.9846in" fo:text-indent="0in" style:auto-text-indent="false"/>
      <style:text-properties style:font-name="LM Mono 10" fo:font-style="normal" officeooo:rsid="00f8de85" officeooo:paragraph-rsid="00fb629b" style:font-style-asian="normal" style:font-style-complex="normal"/>
    </style:style>
    <style:style style:name="P23" style:family="paragraph" style:parent-style-name="Standard">
      <style:paragraph-properties fo:margin-left="0.9846in" fo:text-indent="0in" style:auto-text-indent="false" fo:break-before="page"/>
      <style:text-properties style:font-name="LM Mono 10" fo:font-style="normal" officeooo:rsid="00f8de85" officeooo:paragraph-rsid="00fb629b" style:font-style-asian="normal" style:font-style-complex="normal"/>
    </style:style>
    <style:style style:name="P24" style:family="paragraph" style:parent-style-name="Standard">
      <style:paragraph-properties fo:margin-left="0.9846in" fo:text-indent="0in" style:auto-text-indent="false"/>
      <style:text-properties style:font-name="LM Mono 10" fo:font-style="normal" officeooo:rsid="00f8de85" officeooo:paragraph-rsid="00fd8f0b" style:font-style-asian="normal" style:font-style-complex="normal"/>
    </style:style>
    <style:style style:name="P25" style:family="paragraph" style:parent-style-name="Standard">
      <style:paragraph-properties fo:margin-left="0.9846in" fo:text-indent="0in" style:auto-text-indent="false"/>
      <style:text-properties style:font-name="LM Mono 10" fo:font-style="normal" officeooo:rsid="00f8de85" officeooo:paragraph-rsid="010e10e3" style:font-style-asian="normal" style:font-style-complex="normal"/>
    </style:style>
    <style:style style:name="P26" style:family="paragraph" style:parent-style-name="Standard">
      <style:paragraph-properties fo:margin-left="0.9846in" fo:text-indent="0in" style:auto-text-indent="false"/>
      <style:text-properties style:font-name="LM Mono 10" fo:font-style="normal" officeooo:rsid="00f8de85" officeooo:paragraph-rsid="010fb3da" style:font-style-asian="normal" style:font-style-complex="normal"/>
    </style:style>
    <style:style style:name="P27" style:family="paragraph" style:parent-style-name="Standard">
      <style:paragraph-properties fo:margin-left="0.4925in" fo:text-indent="0in" style:auto-text-indent="false"/>
      <style:text-properties fo:font-style="normal" officeooo:rsid="00c5f4c4" officeooo:paragraph-rsid="00f8de85" style:font-style-asian="normal" style:font-style-complex="normal"/>
    </style:style>
    <style:style style:name="P28" style:family="paragraph" style:parent-style-name="Standard">
      <style:paragraph-properties fo:margin-left="0.4925in" fo:text-indent="0in" style:auto-text-indent="false"/>
      <style:text-properties fo:font-style="normal" officeooo:rsid="00c5f4c4" officeooo:paragraph-rsid="00fb629b" style:font-style-asian="normal" style:font-style-complex="normal"/>
    </style:style>
    <style:style style:name="P29" style:family="paragraph" style:parent-style-name="Standard">
      <style:paragraph-properties fo:margin-left="0.4925in" fo:text-indent="0in" style:auto-text-indent="false"/>
      <style:text-properties fo:font-style="normal" officeooo:rsid="00c5f4c4" officeooo:paragraph-rsid="010e10e3" style:font-style-asian="normal" style:font-style-complex="normal"/>
    </style:style>
    <style:style style:name="P30" style:family="paragraph" style:parent-style-name="Standard">
      <style:paragraph-properties fo:margin-left="0.4925in" fo:text-indent="0in" style:auto-text-indent="false"/>
      <style:text-properties fo:font-style="normal" officeooo:rsid="00e20869" officeooo:paragraph-rsid="00f7ddf8" style:font-style-asian="normal" style:font-style-complex="normal"/>
    </style:style>
    <style:style style:name="P31" style:family="paragraph" style:parent-style-name="Standard">
      <style:paragraph-properties fo:margin-left="0.4925in" fo:text-indent="0in" style:auto-text-indent="false"/>
      <style:text-properties fo:font-style="normal" officeooo:rsid="00e20869" officeooo:paragraph-rsid="00f8de85" style:font-style-asian="normal" style:font-style-complex="normal"/>
    </style:style>
    <style:style style:name="P32" style:family="paragraph" style:parent-style-name="Standard">
      <style:paragraph-properties fo:margin-left="0.4925in" fo:text-indent="0in" style:auto-text-indent="false"/>
      <style:text-properties fo:font-style="normal" officeooo:rsid="00e20869" officeooo:paragraph-rsid="00fb629b" style:font-style-asian="normal" style:font-style-complex="normal"/>
    </style:style>
    <style:style style:name="P33" style:family="paragraph" style:parent-style-name="Standard">
      <style:paragraph-properties fo:margin-left="0.4925in" fo:text-indent="0in" style:auto-text-indent="false"/>
      <style:text-properties fo:font-style="normal" officeooo:rsid="00e20869" officeooo:paragraph-rsid="010e10e3" style:font-style-asian="normal" style:font-style-complex="normal"/>
    </style:style>
    <style:style style:name="P34" style:family="paragraph" style:parent-style-name="Standard">
      <style:paragraph-properties fo:margin-left="0.9846in" fo:text-indent="0in" style:auto-text-indent="false"/>
      <style:text-properties fo:font-style="normal" officeooo:rsid="0112646b" officeooo:paragraph-rsid="0112646b" style:font-style-asian="normal" style:font-style-complex="normal"/>
    </style:style>
    <style:style style:name="P35" style:family="paragraph" style:parent-style-name="Standard">
      <style:paragraph-properties fo:margin-left="0.9846in" fo:text-indent="0in" style:auto-text-indent="false"/>
      <style:text-properties fo:font-style="normal" officeooo:rsid="0123b6d3" officeooo:paragraph-rsid="0123b6d3" style:font-style-asian="normal" style:font-style-complex="normal"/>
    </style:style>
    <style:style style:name="P36" style:family="paragraph" style:parent-style-name="Standard">
      <style:paragraph-properties fo:margin-left="0.9846in" fo:text-indent="0in" style:auto-text-indent="false"/>
      <style:text-properties fo:font-style="normal" officeooo:rsid="01247781" officeooo:paragraph-rsid="01247781" style:font-style-asian="normal" style:font-style-complex="normal"/>
    </style:style>
    <style:style style:name="P37" style:family="paragraph" style:parent-style-name="Standard">
      <style:paragraph-properties fo:margin-left="0.9846in" fo:text-indent="0in" style:auto-text-indent="false"/>
      <style:text-properties fo:font-style="normal" officeooo:rsid="01349d15" officeooo:paragraph-rsid="01349d15" style:font-style-asian="normal" style:font-style-complex="normal"/>
    </style:style>
    <style:style style:name="P38" style:family="paragraph" style:parent-style-name="Standard">
      <style:paragraph-properties fo:margin-left="0.4925in" fo:text-indent="0in" style:auto-text-indent="false"/>
      <style:text-properties style:font-name="Liberation Serif" fo:font-style="normal" officeooo:rsid="00c5f4c4" officeooo:paragraph-rsid="00f7ddf8" style:font-style-asian="normal" style:font-style-complex="normal"/>
    </style:style>
    <style:style style:name="P39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c5f4c4" officeooo:paragraph-rsid="00fb629b" style:font-style-asian="normal" style:font-style-complex="normal"/>
    </style:style>
    <style:style style:name="P40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c5f4c4" officeooo:paragraph-rsid="00fd8f0b" style:font-style-asian="normal" style:font-style-complex="normal"/>
    </style:style>
    <style:style style:name="P41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c5f4c4" officeooo:paragraph-rsid="01003c42" style:font-style-asian="normal" style:font-style-complex="normal"/>
    </style:style>
    <style:style style:name="P42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c5f4c4" officeooo:paragraph-rsid="01014340" style:font-style-asian="normal" style:font-style-complex="normal"/>
    </style:style>
    <style:style style:name="P43" style:family="paragraph" style:parent-style-name="Standard">
      <style:paragraph-properties fo:margin-left="0in" fo:text-indent="0in" style:auto-text-indent="false"/>
      <style:text-properties style:font-name="Liberation Serif" fo:font-style="normal" officeooo:rsid="00c5f4c4" officeooo:paragraph-rsid="01014340" style:font-style-asian="normal" style:font-style-complex="normal"/>
    </style:style>
    <style:style style:name="P44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c5f4c4" officeooo:paragraph-rsid="010e10e3" style:font-style-asian="normal" style:font-style-complex="normal"/>
    </style:style>
    <style:style style:name="P45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c5f4c4" officeooo:paragraph-rsid="010fb3da" style:font-style-asian="normal" style:font-style-complex="normal"/>
    </style:style>
    <style:style style:name="P46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d2d4d2" officeooo:paragraph-rsid="00f7ddf8" style:font-style-asian="normal" style:font-style-complex="normal"/>
    </style:style>
    <style:style style:name="P47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d2d4d2" officeooo:paragraph-rsid="0106b65f" style:font-style-asian="normal" style:font-style-complex="normal"/>
    </style:style>
    <style:style style:name="P48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d2d4d2" officeooo:paragraph-rsid="0107d395" style:font-style-asian="normal" style:font-style-complex="normal"/>
    </style:style>
    <style:style style:name="P49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0d2d4d2" officeooo:paragraph-rsid="012dd19d" style:font-style-asian="normal" style:font-style-complex="normal"/>
    </style:style>
    <style:style style:name="P50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13be3c" officeooo:paragraph-rsid="0113be3c" style:font-style-asian="normal" style:font-style-complex="normal"/>
    </style:style>
    <style:style style:name="P51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173a94" officeooo:paragraph-rsid="01173a94" style:font-style-asian="normal" style:font-style-complex="normal"/>
    </style:style>
    <style:style style:name="P52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190966" officeooo:paragraph-rsid="01190966" style:font-style-asian="normal" style:font-style-complex="normal"/>
    </style:style>
    <style:style style:name="P53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190966" officeooo:paragraph-rsid="01197f61" style:font-style-asian="normal" style:font-style-complex="normal"/>
    </style:style>
    <style:style style:name="P54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190966" officeooo:paragraph-rsid="011a20ed" style:font-style-asian="normal" style:font-style-complex="normal"/>
    </style:style>
    <style:style style:name="P55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1a20ed" officeooo:paragraph-rsid="011a20ed" style:font-style-asian="normal" style:font-style-complex="normal"/>
    </style:style>
    <style:style style:name="P56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1bd0b3" officeooo:paragraph-rsid="011bd0b3" style:font-style-asian="normal" style:font-style-complex="normal"/>
    </style:style>
    <style:style style:name="P57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1ca089" officeooo:paragraph-rsid="011ca089" style:font-style-asian="normal" style:font-style-complex="normal"/>
    </style:style>
    <style:style style:name="P58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1eb155" officeooo:paragraph-rsid="011eb155" style:font-style-asian="normal" style:font-style-complex="normal"/>
    </style:style>
    <style:style style:name="P59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20a046" officeooo:paragraph-rsid="0120a046" style:font-style-asian="normal" style:font-style-complex="normal"/>
    </style:style>
    <style:style style:name="P60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211ce6" officeooo:paragraph-rsid="01211ce6" style:font-style-asian="normal" style:font-style-complex="normal"/>
    </style:style>
    <style:style style:name="P61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23b6d3" officeooo:paragraph-rsid="0123b6d3" style:font-style-asian="normal" style:font-style-complex="normal"/>
    </style:style>
    <style:style style:name="P62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281f00" officeooo:paragraph-rsid="01281f00" style:font-style-asian="normal" style:font-style-complex="normal"/>
    </style:style>
    <style:style style:name="P63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28a32b" officeooo:paragraph-rsid="0128a32b" style:font-style-asian="normal" style:font-style-complex="normal"/>
    </style:style>
    <style:style style:name="P64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2b8a59" officeooo:paragraph-rsid="012b8a59" style:font-style-asian="normal" style:font-style-complex="normal"/>
    </style:style>
    <style:style style:name="P65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2fe736" officeooo:paragraph-rsid="012fe736" style:font-style-asian="normal" style:font-style-complex="normal"/>
    </style:style>
    <style:style style:name="P66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30282b" officeooo:paragraph-rsid="0130282b" style:font-style-asian="normal" style:font-style-complex="normal"/>
    </style:style>
    <style:style style:name="P67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31ca29" officeooo:paragraph-rsid="0131ca29" style:font-style-asian="normal" style:font-style-complex="normal"/>
    </style:style>
    <style:style style:name="P68" style:family="paragraph" style:parent-style-name="Standard">
      <style:paragraph-properties fo:margin-left="0.9846in" fo:text-indent="0in" style:auto-text-indent="false" fo:break-before="page"/>
      <style:text-properties style:font-name="Liberation Serif" fo:font-style="normal" officeooo:rsid="0131ca29" officeooo:paragraph-rsid="0131ca29" style:font-style-asian="normal" style:font-style-complex="normal"/>
    </style:style>
    <style:style style:name="P69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33b300" officeooo:paragraph-rsid="0133b300" style:font-style-asian="normal" style:font-style-complex="normal"/>
    </style:style>
    <style:style style:name="P70" style:family="paragraph" style:parent-style-name="Standard">
      <style:paragraph-properties fo:margin-left="0.9846in" fo:text-indent="0in" style:auto-text-indent="false"/>
      <style:text-properties style:font-name="Liberation Serif" fo:font-style="normal" officeooo:rsid="0133e010" officeooo:paragraph-rsid="0133e010" style:font-style-asian="normal" style:font-style-complex="normal"/>
    </style:style>
    <style:style style:name="T1" style:family="text">
      <style:text-properties officeooo:rsid="00c4adf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197f61" style:font-style-asian="italic" style:font-style-complex="italic"/>
    </style:style>
    <style:style style:name="T4" style:family="text">
      <style:text-properties fo:font-style="italic" officeooo:rsid="0125efe4" style:font-style-asian="italic" style:font-style-complex="italic"/>
    </style:style>
    <style:style style:name="T5" style:family="text">
      <style:text-properties fo:font-style="italic" officeooo:rsid="012b8a5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Liberation Serif" fo:font-style="normal" style:font-style-asian="normal" style:font-style-complex="normal"/>
    </style:style>
    <style:style style:name="T8" style:family="text">
      <style:text-properties style:font-name="LM Mono 10"/>
    </style:style>
    <style:style style:name="T9" style:family="text">
      <style:text-properties style:font-name="LM Mono 10" fo:font-style="normal" officeooo:rsid="00c69b9c" style:font-style-asian="normal" style:font-style-complex="normal"/>
    </style:style>
    <style:style style:name="T10" style:family="text">
      <style:text-properties style:font-name="LM Mono 10" fo:font-style="normal" officeooo:rsid="00f8de85" style:font-style-asian="normal" style:font-style-complex="normal"/>
    </style:style>
    <style:style style:name="T11" style:family="text">
      <style:text-properties style:font-name="LM Mono 10" fo:font-style="normal" officeooo:rsid="00fb629b" style:font-style-asian="normal" style:font-style-complex="normal"/>
    </style:style>
    <style:style style:name="T12" style:family="text">
      <style:text-properties style:font-name="LM Mono 10" fo:font-style="normal" officeooo:rsid="01003c42" style:font-style-asian="normal" style:font-style-complex="normal"/>
    </style:style>
    <style:style style:name="T13" style:family="text">
      <style:text-properties style:font-name="LM Mono 10" fo:font-style="normal" officeooo:rsid="010fb3da" style:font-style-asian="normal" style:font-style-complex="normal"/>
    </style:style>
    <style:style style:name="T14" style:family="text">
      <style:text-properties style:font-name="LM Mono 10" officeooo:rsid="00f7ddf8"/>
    </style:style>
    <style:style style:name="T15" style:family="text">
      <style:text-properties style:font-name="LM Mono 10" officeooo:rsid="0125efe4"/>
    </style:style>
    <style:style style:name="T16" style:family="text">
      <style:text-properties officeooo:rsid="00f8de85"/>
    </style:style>
    <style:style style:name="T17" style:family="text">
      <style:text-properties officeooo:rsid="00f96a65"/>
    </style:style>
    <style:style style:name="T18" style:family="text">
      <style:text-properties officeooo:rsid="00fb629b"/>
    </style:style>
    <style:style style:name="T19" style:family="text">
      <style:text-properties officeooo:rsid="010e10e3"/>
    </style:style>
    <style:style style:name="T20" style:family="text">
      <style:text-properties officeooo:rsid="01197f61"/>
    </style:style>
    <style:style style:name="T21" style:family="text">
      <style:text-properties officeooo:rsid="01202aaa"/>
    </style:style>
    <style:style style:name="T22" style:family="text">
      <style:text-properties officeooo:rsid="0125efe4"/>
    </style:style>
    <style:style style:name="T23" style:family="text">
      <style:text-properties officeooo:rsid="01263b43"/>
    </style:style>
    <style:style style:name="T24" style:family="text">
      <style:text-properties officeooo:rsid="012b8a59"/>
    </style:style>
    <style:style style:name="T25" style:family="text">
      <style:text-properties officeooo:rsid="012dd19d"/>
    </style:style>
    <style:style style:name="T26" style:family="text">
      <style:text-properties officeooo:rsid="012e49e5"/>
    </style:style>
    <style:style style:name="T27" style:family="text">
      <style:text-properties officeooo:rsid="01367fad"/>
    </style:style>
    <style:style style:name="T28" style:family="text">
      <style:text-properties officeooo:rsid="013688ad"/>
    </style:style>
    <style:style style:name="T29" style:family="text">
      <style:text-properties officeooo:rsid="0139006a"/>
    </style:style>
    <style:style style:name="T30" style:family="text">
      <style:text-properties officeooo:rsid="013955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lass Vector2 final</text:p>
      <text:p text:style-name="P7"><text:span text:style-name="T6"/></text:p>
      <text:p text:style-name="P32">Opis:</text:p>
      <text:p text:style-name="P32"/>
      <text:p text:style-name="P34">Klasa umożliwiająca pracę na płaszczyźnie wektorowej opisanej przez oś poziomą X rosnącą od lewej do prawej, oraz pionową Y rosnącą od góry do dołu. </text:p>
      <text:p text:style-name="P7"><text:span text:style-name="T6"/></text:p>
      <text:p text:style-name="P28">Pola:</text:p>
      <text:p text:style-name="P7"><text:span text:style-name="T7"/></text:p>
      <text:p text:style-name="P22">static const Vector2 ZERO</text:p>
      <text:p text:style-name="P50">Wektor zerowy [0 0].</text:p>
      <text:p text:style-name="P39"/>
      <text:p text:style-name="P8"><text:span text:style-name="T10">static const Vector2 </text:span><text:span text:style-name="T11">ONE</text:span></text:p>
      <text:p text:style-name="P50">Wektor jedynkowy [1 1].</text:p>
      <text:p text:style-name="P39"/>
      <text:p text:style-name="P8"><text:span text:style-name="T10">static const Vector2 </text:span><text:span text:style-name="T11">RIGHT</text:span></text:p>
      <text:p text:style-name="P50">Wektor kierunku prawego [1 0].</text:p>
      <text:p text:style-name="P39"/>
      <text:p text:style-name="P8"><text:span text:style-name="T10">static const Vector2 </text:span><text:span text:style-name="T11">DOWN</text:span></text:p>
      <text:p text:style-name="P50">Wektor kierunku dolnego [0 1].</text:p>
      <text:p text:style-name="P39"/>
      <text:p text:style-name="P8"><text:span text:style-name="T10">static const Vector2 </text:span><text:span text:style-name="T11">LEFT</text:span></text:p>
      <text:p text:style-name="P50">Wektor kierunku lewego [-1 0].</text:p>
      <text:p text:style-name="P39"/>
      <text:p text:style-name="P8"><text:span text:style-name="T10">static const Vector2 </text:span><text:span text:style-name="T11">UP</text:span></text:p>
      <text:p text:style-name="P50">Wektor kierunku górnego [0 -1].</text:p>
      <text:p text:style-name="P39"/>
      <text:p text:style-name="P20">float x</text:p>
      <text:p text:style-name="P50">Współrzędna pozioma wektora.</text:p>
      <text:p text:style-name="P41"/>
      <text:p text:style-name="P9"><text:span text:style-name="T11">float </text:span><text:span text:style-name="T12">y</text:span></text:p>
      <text:p text:style-name="P50">Współrzędna pionowa wektora.</text:p>
      <text:p text:style-name="P39"/>
      <text:p text:style-name="P28"><text:span text:style-name="T18">Metody</text:span>:</text:p>
      <text:p text:style-name="P7"/>
      <text:p text:style-name="P22">static Vector2 towards(float angleDeg)</text:p>
      <text:p text:style-name="P51">Zwraca wektor kierunku prawego [1 0] obrócony o <text:span text:style-name="T2">angleDeg</text:span> stopni zgodnie ze wskazówkami zegara.</text:p>
      <text:p text:style-name="P39"><text:span text:style-name="T7"/></text:p>
      <text:p text:style-name="P22">Vector2()</text:p>
      <text:p text:style-name="P51">Tworzy instancję wektora zerowego.</text:p>
      <text:p text:style-name="P39"/>
      <text:p text:style-name="P22">Vector2(float x, float y)</text:p>
      <text:p text:style-name="P51">Tworzy instancję wektora o podanej współrzędnej poziomej <text:span text:style-name="T2">x</text:span> oraz pionowej <text:span text:style-name="T2">y</text:span>.</text:p>
      <text:p text:style-name="P23">Vector2(const Vector2&amp; other)</text:p>
      <text:p text:style-name="P52">Tworzy instancję wektora kopiując właściwości podanego wektora <text:span text:style-name="T2">other</text:span>.</text:p>
      <text:p text:style-name="P39"/>
      <text:p text:style-name="P22">Vector2 operator+(const Vector2&amp; other) const</text:p>
      <text:p text:style-name="P52">Zwraca wektor wynikowy sumy wektorów obecnego oraz <text:span text:style-name="T2">other</text:span>.</text:p>
      <text:p text:style-name="P39"/>
      <text:p text:style-name="P22">Vector2 operator-(const Vector2&amp; other) const</text:p>
      <text:p text:style-name="P53">Zwraca wektor wynikowy <text:span text:style-name="T20">różnicy</text:span> wektorów obecnego oraz <text:span text:style-name="T2">other</text:span>.</text:p>
      <text:p text:style-name="P39"/>
      <text:p text:style-name="P22">Vector2 operator*(float scalar) const</text:p>
      <text:p text:style-name="P54">Zwraca wektor wynikowy <text:span text:style-name="T20">skalowania obecnego wektora przez skalar </text:span><text:span text:style-name="T3">scalar</text:span><text:span text:style-name="T20">.</text:span></text:p>
      <text:p text:style-name="P39"/>
      <text:p text:style-name="P22">Vector2 operator/(float scalar) const</text:p>
      <text:p text:style-name="P55">Tak samo jako operator <text:span text:style-name="T8">*</text:span>, zwraca efekt skalowania obecnego wektora przez skalar <text:span text:style-name="T2">scalar</text:span> ale w sposób odwrotny.</text:p>
      <text:p text:style-name="P39"/>
      <text:p text:style-name="P22">Vector2 operator=(const Vector2&amp; other)</text:p>
      <text:p text:style-name="P56">Kopiuje właściwości podanego wektora <text:span text:style-name="T2">other</text:span> do obecnego.</text:p>
      <text:p text:style-name="P39"/>
      <text:p text:style-name="P22">bool operator==(const Vector2&amp; other) const</text:p>
      <text:p text:style-name="P57">Zwraca informację, czy podany wektor <text:span text:style-name="T2">other</text:span> ma takie same właściwości jak obecny.</text:p>
      <text:p text:style-name="P39"/>
      <text:p text:style-name="P28"><text:span text:style-name="T18">Funkcje</text:span>:</text:p>
      <text:p text:style-name="P7"><text:span text:style-name="T7"/></text:p>
      <text:p text:style-name="P22">Vector2 operator*(float scalar, const Vector2&amp; other)</text:p>
      <text:p text:style-name="P58">Dokonuje identycznych operacji co operator instancji <text:span text:style-name="T8">*</text:span>. <text:span text:style-name="T21">C</text:span>elem tej funkcji jest umożliwienie mnożenia lewostronnego dowolnego wektora <text:span text:style-name="T2">other</text:span> przez skalar <text:span text:style-name="T2">scalar</text:span>.</text:p>
      <text:p text:style-name="P39"/>
      <text:p text:style-name="P24">std::ostream&amp; operator&lt;&lt;(std::ostream&amp; os, const Vector2&amp; v)</text:p>
      <text:p text:style-name="P59">Przekazuje reprezentację tekstową wektora <text:span text:style-name="T2">v</text:span> w formacie [&lt;x&gt; &lt;y&gt;] do określonego strumienia wyjściowego <text:span text:style-name="T2">os</text:span>.</text:p>
      <text:p text:style-name="P40"/>
      <text:p text:style-name="P24">std::istream&amp; operator&gt;&gt;(std::istream&amp; is, Vector2&amp; v)</text:p>
      <text:p text:style-name="P60">Inicjuje właściwości wekora <text:span text:style-name="T2">v</text:span> danymi zczytanymi z określonego strumienia wejściowego <text:span text:style-name="T2">is</text:span>.</text:p>
      <text:p text:style-name="P18"><text:span text:style-name="T17">s</text:span><text:span text:style-name="T16">truct DataPoint</text:span></text:p>
      <text:p text:style-name="P5"><text:span text:style-name="T6"/></text:p>
      <text:p text:style-name="P31">Opis:</text:p>
      <text:p text:style-name="P31"/>
      <text:p text:style-name="P35">Struktura opisująca pojedynczy punkt na płaszczyźnie. Punkt złożony jest z dwóch znaków kodu ASCII.</text:p>
      <text:p text:style-name="P5"><text:span text:style-name="T6"/></text:p>
      <text:p text:style-name="P27">Pola:</text:p>
      <text:p text:style-name="P5"><text:span text:style-name="T7"/></text:p>
      <text:p text:style-name="P6"><text:span text:style-name="T10">uint8_t</text:span><text:span text:style-name="T9"> </text:span><text:span text:style-name="T10">left</text:span></text:p>
      <text:p text:style-name="P61">Lewa część punktu, pierwsza składowa danej.</text:p>
      <text:p text:style-name="P6"><text:span text:style-name="T7"/></text:p>
      <text:p text:style-name="P6"><text:span text:style-name="T10">uint8_t</text:span><text:span text:style-name="T9"> </text:span><text:span text:style-name="T10">right</text:span></text:p>
      <text:p text:style-name="P61">Prawa część punktu, druga składowa danej.</text:p>
      <text:p text:style-name="P42"><text:span text:style-name="T8"/></text:p>
      <text:p text:style-name="P43"><text:span text:style-name="T8">class </text:span><text:span text:style-name="T14">Plane</text:span></text:p>
      <text:p text:style-name="P3"><text:span text:style-name="T6"/></text:p>
      <text:p text:style-name="P30">Opis:</text:p>
      <text:p text:style-name="P30"/>
      <text:p text:style-name="P36">Klasa pozwalająca na dokonywanie podstawowych operacji ustawiania i zczytywania danych z płaszczyzny o określonej wielkości. <text:span text:style-name="T22">Płaszczyzna zbudowana jest z instancji struktury</text:span><text:span text:style-name="T4"> </text:span><text:span text:style-name="T15">DataPoint</text:span><text:span text:style-name="T2">. </text:span><text:span text:style-name="T23">M</text:span>ożna <text:span text:style-name="T23">ją </text:span>przedstawić w formie graficznej <text:span text:style-name="T23">za </text:span>wykorzystan<text:span text:style-name="T23">iem</text:span> znak<text:span text:style-name="T23">ów </text:span>ASCII.</text:p>
      <text:p text:style-name="P4"><text:span text:style-name="T7"/></text:p>
      <text:p text:style-name="P38">Metody:</text:p>
      <text:p text:style-name="P3"><text:span text:style-name="T7"/></text:p>
      <text:p text:style-name="P13">Plane(uint8_t width, uint8_t height, std::ostream&amp; receiver = std::cout)</text:p>
      <text:p text:style-name="P62">Tworzy instancję płaszczyzny o określonej szerokości <text:span text:style-name="T2">width</text:span> oraz wysokości <text:span text:style-name="T2">height</text:span> <text:span text:style-name="T26">(wyrażanych w punktach danych)</text:span>. Podany strumień wyjściowy <text:span text:style-name="T2">receiver</text:span> uważany jest za odbiornik reprezentacji graficznej płaszczyzny – jest mu ona wysyłana za wolą użytkownika klasy, stosując metodę <text:span text:style-name="T8">show</text:span>.</text:p>
      <text:p text:style-name="P46"/>
      <text:p text:style-name="P14">virtual ~Plane() = default</text:p>
      <text:p text:style-name="P63">Usuwa instancję płaszczyzny w sposób kontrolowany. To rozwiązanie umożliwia klasie dziedziczącej wprowadzenie własnego destruktora.</text:p>
      <text:p text:style-name="P47"/>
      <text:p text:style-name="P14">DataPoint get(int x, int y)</text:p>
      <text:p text:style-name="P14">DataPoint get(float x, float y)</text:p>
      <text:p text:style-name="P14">DataPoint get(Vector2 v)</text:p>
      <text:p text:style-name="P64">Zwraca punkt danych obecny na współrzędnych określonych w sposób separatywny (parametry <text:span text:style-name="T2">x</text:span> oraz <text:span text:style-name="T2">y</text:span>) albo wektorowy (parametr <text:span text:style-name="T2">v</text:span>).</text:p>
      <text:p text:style-name="P15">uint8_t height()</text:p>
      <text:p text:style-name="P47">Z<text:span text:style-name="T25">wraca szerokość płaszczyzny w punktach danych.</text:span></text:p>
      <text:p text:style-name="P47"/>
      <text:p text:style-name="P14">uint8_t width()</text:p>
      <text:p text:style-name="P49">Z<text:span text:style-name="T25">wraca wysokość płaszczyzny w punktach danych.</text:span></text:p>
      <text:p text:style-name="P47"/>
      <text:p text:style-name="P14">void set(DataPoint dp)</text:p>
      <text:p text:style-name="P14">void set(uint8_t data)</text:p>
      <text:p text:style-name="P65">Ustawia wszystkie punkty danych płaszczyzny na określoną wartość. Jeśli wybrany został wariant z parametrem <text:span text:style-name="T2">data</text:span>, zostanie to zinterpretowane jako wola ustawienia lewej i prawej składowej punktów danych na tę samą wartość <text:span text:style-name="T2">data</text:span>.</text:p>
      <text:p text:style-name="P47"/>
      <text:p text:style-name="P16">void set(int x, int y, DataPoint dp)</text:p>
      <text:p text:style-name="P16">void set(float x, float y, DataPoint dp)</text:p>
      <text:p text:style-name="P16">void set(Vector2 v, DataPoint dp)</text:p>
      <text:p text:style-name="P16">void set(int x, int y, uint8_t data)</text:p>
      <text:p text:style-name="P16">void set(float x, float y, uint8_t data)</text:p>
      <text:p text:style-name="P16">void set(Vector2 v, uint8_t data)</text:p>
      <text:p text:style-name="P66">Ustawia punkt danych <text:span text:style-name="T24">na współrzędnych określonych w sposób separatywny (parametry </text:span><text:span text:style-name="T5">x</text:span><text:span text:style-name="T24"> oraz </text:span><text:span text:style-name="T5">y</text:span><text:span text:style-name="T24">) albo wektorowy (parametr </text:span><text:span text:style-name="T5">v</text:span><text:span text:style-name="T24">), </text:span>na określoną wartość <text:span text:style-name="T2">dp</text:span> albo <text:span text:style-name="T2">data</text:span> (wtedy składowe punktu danych przyjmują tę samą wartość).</text:p>
      <text:p text:style-name="P48"/>
      <text:p text:style-name="P21">void show()</text:p>
      <text:p text:style-name="P67">Przekazuje strumieniowi wyjściowemu podanemu przy konstrukcji instancji ciągi znaków w taki sposób, że efekt tego przekazania graficznie zaprezentuje płaszczyznę przez interpretację jej punktów danych jako par znaków ASCII.</text:p>
      <text:p text:style-name="P68"/>
      <text:p text:style-name="P17">class Clock : protected Plane</text:p>
      <text:p text:style-name="P10"><text:span text:style-name="T6"/></text:p>
      <text:p text:style-name="P33">Opis:</text:p>
      <text:p text:style-name="P33"/>
      <text:p text:style-name="P37">Klasa wykorzystująca klasę płaszczyzny <text:span text:style-name="T8">Plane</text:span> jako emulację ekranu na buforze konsoli, w celu prezentacji analogowego zegara z trzema wskazówkami (sekundnik, minutnik i godzinnik) <text:span text:style-name="T27">ustawionego na aktualny czas </text:span><text:span text:style-name="T28">zegarowy</text:span>.</text:p>
      <text:p text:style-name="P10"><text:span text:style-name="T6"/></text:p>
      <text:p text:style-name="P29"><text:span text:style-name="T19">Metody</text:span>:</text:p>
      <text:p text:style-name="P10"><text:span text:style-name="T7"/></text:p>
      <text:p text:style-name="P25">static std::time_t getEpochTime()</text:p>
      <text:p text:style-name="P69">Zwraca ilość sekund, która upłynęła od dnia 01.01.1970 r.</text:p>
      <text:p text:style-name="P11"><text:span text:style-name="T7"/></text:p>
      <text:p text:style-name="P25">Clock(uint8_t diameter)</text:p>
      <text:p text:style-name="P69">Tworzy instancję zegara o średnicy <text:span text:style-name="T2">diameter</text:span> wyrażonej w punktach danych.</text:p>
      <text:p text:style-name="P44"/>
      <text:p text:style-name="P26">void update()</text:p>
      <text:p text:style-name="P69">Czyści płaszczyznę i ustawia jej punkty danych tak, że całokształt przedstawia analogowy zegar skonfigurowany w sposób odwzorowywujący aktualny czas zegarowy obliczany na podstawie zwrotu metody <text:span text:style-name="T8">getEpochTime</text:span>.</text:p>
      <text:p text:style-name="P45"/>
      <text:p text:style-name="P12"><text:span text:style-name="T10">void </text:span><text:span text:style-name="T13">show</text:span><text:span text:style-name="T10">()</text:span></text:p>
      <text:p text:style-name="P70">Prezentuje zegar poprzez standardowy strumień wyjściowy, przyjmuje się że powinna być to w przeważającej ilości przypadków konsol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10" svg:font-family="'LM Mono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4.921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2aff" officeooo:paragraph-rsid="00132aff"/>
    </style:style>
    <style:style style:name="MP2" style:family="paragraph" style:parent-style-name="Footer">
      <style:paragraph-properties fo:text-align="end" style:justify-single-word="false"/>
      <style:text-properties officeooo:rsid="00132aff" officeooo:paragraph-rsid="00132aff"/>
    </style:style>
    <style:style style:name="MT1" style:family="text">
      <style:text-properties officeooo:rsid="013955ec"/>
    </style:style>
    <style:style style:name="MT2" style:family="text">
      <style:text-properties officeooo:rsid="00c4adf9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kumentacja <text:span text:style-name="MT1">techniczna</text:span><text:span text:style-name="MT2"> narzędzia</text:span> <text:span text:style-name="MT3">Terminal Clock</text:span></text:p>
      </style:header>
      <style:footer>
        <text:p text:style-name="MP2">Bartłomiej Wilk, rok 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21:09:41.252172660</meta:creation-date>
    <meta:generator>LibreOffice/24.2.7.2$Linux_X86_64 LibreOffice_project/420$Build-2</meta:generator>
    <dc:date>2025-10-25T13:36:10.782512961</dc:date>
    <meta:editing-duration>PT5H49M51S</meta:editing-duration>
    <meta:editing-cycles>256</meta:editing-cycles>
    <meta:print-date>2025-10-04T18:25:56.657262510</meta:print-date>
    <meta:printed-by>PDF files</meta:printed-by>
    <meta:document-statistic meta:table-count="0" meta:image-count="0" meta:object-count="0" meta:page-count="5" meta:paragraph-count="98" meta:word-count="723" meta:character-count="5317" meta:non-whitespace-character-count="4690"/>
  </office:meta>
</office:document-meta>
</file>